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68ec3" officeooo:paragraph-rsid="001028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web-security-oauth-openid-connect/" text:style-name="Internet_20_link" text:visited-style-name="Visited_20_Internet_20_Link">https://coderprog.com/web-security-oauth-openid-connec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46:11.339492396</meta:creation-date>
    <meta:generator>LibreOffice/5.1.6.2$Linux_X86_64 LibreOffice_project/10m0$Build-2</meta:generator>
    <dc:date>2018-04-22T14:47:35.643538665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56" meta:non-whitespace-character-count="56"/>
  </office:meta>
</office:document-meta>
</file>